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Class</text:p>
          </table:table-cell>
          <table:table-cell office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inbindung View in Dialog</text:p>
          </table:table-cell>
          <table:table-cell table:style-name="ce2" office:value-type="string">
            <text:p>it.naturtalent.e4.project.address.ui</text:p>
          </table:table-cell>
          <table:table-cell table:style-name="ce4" office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rrorDialog (Details Button), MultiStatus</text:p>
          </table:table-cell>
          <table:table-cell table:style-name="ce2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 table:style-name="ce5" office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Windowtitel setzen</text:p>
          </table:table-cell>
          <table:table-cell table:style-name="ce3" office:value-type="string">
            <text:p>it.naturtalent.e4.application.dialogs</text:p>
          </table:table-cell>
          <table:table-cell table:style-name="ce2" office:value-type="string">
            <text:p>ShowViewDialog</text:p>
          </table:table-cell>
          <table:table-cell office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ctions, Toolbars, 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abelCellEditor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DefaultKontaktDetails</text:p>
          </table:table-cell>
          <table:table-cell/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.00.0000</text:date>, <text:time style:data-style-name="N2" text:time-value="0000-00-00T14:14:44.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0.0.3$Windows_x86 LibreOffice_project/7545bee9c2a0782548772a21bc84a9dcc583b89</meta:generator>
    <dc:date>2014-02-18T14:17:10.01</dc:date>
    <meta:editing-duration>PT5H5M25S</meta:editing-duration>
    <meta:editing-cycles>6</meta:editing-cycles>
    <meta:document-statistic meta:table-count="1" meta:cell-count="20" meta:object-count="0"/>
  </office:meta>
</office:document-meta>
</file>